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style:font-face style:name="Slack-Lato" svg:font-family="Slack-Lato, Slack-Fractions, appleLogo, sans-serif"/>
    <style:font-face style:name="apple-system" svg:font-family="apple-system, BlinkMacSystemFont, 'Segoe UI Adjusted', 'Segoe UI', 'Liberation Sans', sans-serif"/>
    <style:font-face style:name="ui-monospace" svg:font-family="ui-monospace, 'Cascadia Mono', 'Segoe UI Mono', 'Liberation Mono', Menlo, Monaco, Consolas, monospace"/>
    <style:font-face style:name="var ff-mono" svg:font-family="'var ff-mono'"/>
  </office:font-face-decls>
  <office:automatic-styles>
    <style:style style:name="P1" style:family="paragraph" style:parent-style-name="Preformatted_20_Text">
      <style:text-properties officeooo:rsid="00190ce3" officeooo:paragraph-rsid="00190ce3"/>
    </style:style>
    <style:style style:name="P2" style:family="paragraph" style:parent-style-name="Standard">
      <style:text-properties officeooo:rsid="00190ce3" officeooo:paragraph-rsid="00190ce3"/>
    </style:style>
    <style:style style:name="P3" style:family="paragraph" style:parent-style-name="Preformatted_20_Text">
      <style:text-properties officeooo:rsid="00190ce3" officeooo:paragraph-rsid="00194bc2"/>
    </style:style>
    <style:style style:name="P4" style:family="paragraph" style:parent-style-name="Preformatted_20_Text">
      <style:text-properties officeooo:rsid="00190ce3" officeooo:paragraph-rsid="001a4e4a"/>
    </style:style>
    <style:style style:name="P5" style:family="paragraph" style:parent-style-name="Preformatted_20_Text">
      <style:text-properties officeooo:rsid="00194bc2" officeooo:paragraph-rsid="00194bc2"/>
    </style:style>
    <style:style style:name="P6" style:family="paragraph" style:parent-style-name="Preformatted_20_Text">
      <style:text-properties officeooo:rsid="00194bc2" officeooo:paragraph-rsid="001a4e4a"/>
    </style:style>
    <style:style style:name="P7" style:family="paragraph" style:parent-style-name="Preformatted_20_Text">
      <style:text-properties officeooo:rsid="00194bc2" officeooo:paragraph-rsid="001c6140"/>
    </style:style>
    <style:style style:name="P8" style:family="paragraph" style:parent-style-name="Preformatted_20_Text">
      <style:text-properties officeooo:rsid="00194bc2" officeooo:paragraph-rsid="001d18ef"/>
    </style:style>
    <style:style style:name="P9" style:family="paragraph" style:parent-style-name="Preformatted_20_Text">
      <style:text-properties officeooo:rsid="00194bc2" officeooo:paragraph-rsid="002cb005"/>
    </style:style>
    <style:style style:name="P10" style:family="paragraph" style:parent-style-name="Preformatted_20_Text">
      <style:text-properties officeooo:rsid="001c6140" officeooo:paragraph-rsid="001c6140"/>
    </style:style>
    <style:style style:name="P11" style:family="paragraph" style:parent-style-name="Subtitle">
      <style:text-properties officeooo:rsid="001c6140" officeooo:paragraph-rsid="001c6140"/>
    </style:style>
    <style:style style:name="P12" style:family="paragraph" style:parent-style-name="Preformatted_20_Text">
      <style:text-properties officeooo:rsid="001c6140" officeooo:paragraph-rsid="001dc10e"/>
    </style:style>
    <style:style style:name="P13" style:family="paragraph" style:parent-style-name="Preformatted_20_Text">
      <style:text-properties officeooo:rsid="001c6140" officeooo:paragraph-rsid="002cb005"/>
    </style:style>
    <style:style style:name="P14" style:family="paragraph" style:parent-style-name="Preformatted_20_Text">
      <style:text-properties officeooo:rsid="001dc10e" officeooo:paragraph-rsid="001dc10e"/>
    </style:style>
    <style:style style:name="P15" style:family="paragraph" style:parent-style-name="Subtitle">
      <style:text-properties officeooo:rsid="001d18ef" officeooo:paragraph-rsid="001d18ef"/>
    </style:style>
    <style:style style:name="P16" style:family="paragraph" style:parent-style-name="Text_20_body">
      <style:text-properties officeooo:rsid="001d18ef" officeooo:paragraph-rsid="001d18ef"/>
    </style:style>
    <style:style style:name="P17" style:family="paragraph" style:parent-style-name="Preformatted_20_Text">
      <style:text-properties officeooo:rsid="0022f409" officeooo:paragraph-rsid="0022f409"/>
    </style:style>
    <style:style style:name="P18" style:family="paragraph" style:parent-style-name="Subtitle">
      <style:text-properties officeooo:rsid="0022f409" officeooo:paragraph-rsid="0022f409"/>
    </style:style>
    <style:style style:name="P19" style:family="paragraph" style:parent-style-name="Text_20_body">
      <style:text-properties officeooo:rsid="0022f409" officeooo:paragraph-rsid="0022f409"/>
    </style:style>
    <style:style style:name="P20" style:family="paragraph" style:parent-style-name="Text_20_body">
      <style:text-properties officeooo:rsid="0022f409" officeooo:paragraph-rsid="002cb005"/>
    </style:style>
    <style:style style:name="P21" style:family="paragraph" style:parent-style-name="Preformatted_20_Text">
      <style:text-properties officeooo:rsid="0023df93" officeooo:paragraph-rsid="0023df93"/>
    </style:style>
    <style:style style:name="P22" style:family="paragraph" style:parent-style-name="Preformatted_20_Text">
      <style:text-properties officeooo:rsid="0023df93" officeooo:paragraph-rsid="00244986"/>
    </style:style>
    <style:style style:name="P23" style:family="paragraph" style:parent-style-name="Preformatted_20_Text">
      <style:text-properties officeooo:rsid="0023df93" officeooo:paragraph-rsid="0024dee7"/>
    </style:style>
    <style:style style:name="P24" style:family="paragraph" style:parent-style-name="Preformatted_20_Text">
      <style:text-properties officeooo:rsid="0026deda" officeooo:paragraph-rsid="0026deda"/>
    </style:style>
    <style:style style:name="P25" style:family="paragraph" style:parent-style-name="Text_20_body">
      <style:text-properties officeooo:rsid="00244986" officeooo:paragraph-rsid="00244986"/>
    </style:style>
    <style:style style:name="P26" style:family="paragraph" style:parent-style-name="Preformatted_20_Text">
      <style:text-properties fo:font-variant="normal" fo:text-transform="none" fo:color="#232629" loext:opacity="100%" style:font-name="ui-monospace" fo:font-size="9.75pt" fo:letter-spacing="normal" fo:font-style="normal" fo:font-weight="normal" officeooo:rsid="00194bc2" officeooo:paragraph-rsid="002cb005"/>
    </style:style>
    <style:style style:name="P27" style:family="paragraph" style:parent-style-name="Preformatted_20_Text">
      <style:text-properties fo:font-variant="normal" fo:text-transform="none" fo:color="#232629" loext:opacity="100%" style:font-name="ui-monospace" fo:font-size="9.75pt" fo:letter-spacing="normal" fo:font-style="normal" fo:font-weight="normal" officeooo:rsid="002b4b8e" officeooo:paragraph-rsid="002b4b8e" style:font-name-asian="Noto Sans Mono CJK SC" style:font-size-asian="10pt" style:font-name-complex="Liberation Mono" style:font-size-complex="10pt"/>
    </style:style>
    <style:style style:name="P28" style:family="paragraph" style:parent-style-name="Preformatted_20_Text">
      <style:text-properties fo:font-variant="normal" fo:text-transform="none" fo:color="#232629" loext:opacity="100%" style:font-name="ui-monospace" fo:font-size="9.75pt" fo:letter-spacing="normal" fo:font-style="normal" fo:font-weight="normal" officeooo:rsid="002b4b8e" officeooo:paragraph-rsid="002df7a5" style:font-name-asian="Noto Sans Mono CJK SC" style:font-size-asian="10pt" style:font-name-complex="Liberation Mono" style:font-size-complex="10pt"/>
    </style:style>
    <style:style style:name="P29" style:family="paragraph" style:parent-style-name="Preformatted_20_Text">
      <style:text-properties fo:font-variant="normal" fo:text-transform="none" fo:color="#232629" loext:opacity="100%" style:font-name="ui-monospace" fo:font-size="9.75pt" fo:letter-spacing="normal" fo:font-style="normal" style:text-underline-style="solid" style:text-underline-width="auto" style:text-underline-color="font-color" fo:font-weight="normal" officeooo:rsid="002b4b8e" officeooo:paragraph-rsid="002df7a5" style:font-name-asian="Noto Sans Mono CJK SC" style:font-size-asian="10pt" style:font-name-complex="Liberation Mono" style:font-size-complex="10pt"/>
    </style:style>
    <style:style style:name="P30" style:family="paragraph" style:parent-style-name="Preformatted_20_Text">
      <style:text-properties fo:font-variant="normal" fo:text-transform="none" fo:color="#232629" loext:opacity="100%" style:font-name="ui-monospace" fo:font-size="9.75pt" fo:letter-spacing="normal" fo:font-style="normal" style:text-underline-style="solid" style:text-underline-width="auto" style:text-underline-color="font-color" fo:font-weight="normal" officeooo:rsid="00194bc2" officeooo:paragraph-rsid="002cb005" style:font-name-asian="Noto Sans Mono CJK SC" style:font-size-asian="10pt" style:font-name-complex="Liberation Mono" style:font-size-complex="10pt"/>
    </style:style>
    <style:style style:name="P31" style:family="paragraph" style:parent-style-name="Preformatted_20_Text">
      <style:text-properties fo:font-variant="normal" fo:text-transform="none" fo:color="#232629" loext:opacity="100%" style:font-name="Liberation Mono" fo:font-size="10pt" fo:letter-spacing="normal" fo:font-style="normal" fo:font-weight="normal" officeooo:rsid="002bdabd" officeooo:paragraph-rsid="002b4b8e" style:font-name-asian="Noto Sans Mono CJK SC" style:font-size-asian="10pt" style:font-name-complex="Liberation Mono" style:font-size-complex="10pt"/>
    </style:style>
    <style:style style:name="P32" style:family="paragraph" style:parent-style-name="Preformatted_20_Text">
      <style:text-properties fo:font-variant="normal" fo:text-transform="none" fo:color="#232629" loext:opacity="100%" style:font-name="Liberation Mono" fo:font-size="10pt" fo:letter-spacing="normal" fo:font-style="normal" fo:font-weight="normal" officeooo:rsid="002bdabd" officeooo:paragraph-rsid="002df7a5" style:font-name-asian="Noto Sans Mono CJK SC" style:font-size-asian="10pt" style:font-name-complex="Liberation Mono" style:font-size-complex="10pt"/>
    </style:style>
    <style:style style:name="P33" style:family="paragraph" style:parent-style-name="Text_20_body">
      <style:text-properties fo:font-variant="normal" fo:text-transform="none" fo:color="#232629" loext:opacity="100%" style:font-name="Liberation Mono" fo:font-size="10pt" fo:letter-spacing="normal" fo:font-style="normal" fo:font-weight="normal" officeooo:rsid="002bdabd" officeooo:paragraph-rsid="002df7a5" style:font-name-asian="Noto Sans Mono CJK SC" style:font-size-asian="10pt" style:font-name-complex="Liberation Mono" style:font-size-complex="10pt"/>
    </style:style>
    <style:style style:name="P34" style:family="paragraph" style:parent-style-name="Text_20_body">
      <style:text-properties fo:font-variant="normal" fo:text-transform="none" fo:color="#232629" loext:opacity="100%" style:font-name="Liberation Mono" fo:font-size="10pt" fo:letter-spacing="normal" fo:font-style="normal" fo:font-weight="normal" officeooo:rsid="002df7a5" officeooo:paragraph-rsid="002df7a5" style:font-name-asian="Noto Sans Mono CJK SC" style:font-size-asian="10pt" style:font-name-complex="Liberation Mono" style:font-size-complex="10pt"/>
    </style:style>
    <style:style style:name="P35" style:family="paragraph" style:parent-style-name="Text_20_body">
      <style:text-properties fo:font-variant="normal" fo:text-transform="none" fo:color="#232629" loext:opacity="100%" style:font-name="Liberation Mono" fo:font-size="10pt" fo:letter-spacing="normal" fo:font-style="normal" fo:font-weight="normal" officeooo:rsid="002f3b5c" officeooo:paragraph-rsid="002f3b5c" style:font-name-asian="Noto Sans Mono CJK SC" style:font-size-asian="10pt" style:font-name-complex="Liberation Mono" style:font-size-complex="10pt"/>
    </style:style>
    <style:style style:name="P36" style:family="paragraph" style:parent-style-name="Preformatted_20_Text">
      <style:text-properties fo:font-variant="normal" fo:text-transform="none" fo:color="#1d1c1d" loext:opacity="100%" style:font-name="Slack-Lato" fo:font-size="11.25pt" fo:letter-spacing="normal" fo:font-style="normal" fo:font-weight="normal" officeooo:rsid="002b4b8e" officeooo:paragraph-rsid="002b4b8e" style:font-name-asian="Noto Sans Mono CJK SC" style:font-size-asian="10pt" style:font-name-complex="Liberation Mono" style:font-size-complex="10pt"/>
    </style:style>
    <style:style style:name="P37" style:family="paragraph" style:parent-style-name="Preformatted_20_Text">
      <style:text-properties officeooo:rsid="0028d6f6" officeooo:paragraph-rsid="0028d6f6"/>
    </style:style>
    <style:style style:name="P38" style:family="paragraph" style:parent-style-name="Text_20_body">
      <style:text-properties officeooo:rsid="002cb005" officeooo:paragraph-rsid="002cb005"/>
    </style:style>
    <style:style style:name="P39" style:family="paragraph" style:parent-style-name="Heading_20_4">
      <style:text-properties officeooo:rsid="00190ce3" officeooo:paragraph-rsid="00190ce3"/>
    </style:style>
    <style:style style:name="P40" style:family="paragraph" style:parent-style-name="Heading_20_4">
      <style:text-properties officeooo:rsid="00194bc2" officeooo:paragraph-rsid="00194bc2"/>
    </style:style>
    <style:style style:name="P41" style:family="paragraph" style:parent-style-name="Heading_20_4">
      <style:text-properties officeooo:rsid="001a4e4a" officeooo:paragraph-rsid="001a4e4a"/>
    </style:style>
    <style:style style:name="P42" style:family="paragraph" style:parent-style-name="Heading_20_4">
      <style:text-properties officeooo:rsid="001a4e4a" officeooo:paragraph-rsid="001c6140"/>
    </style:style>
    <style:style style:name="P43" style:family="paragraph" style:parent-style-name="Heading_20_4">
      <style:text-properties officeooo:rsid="001a4e4a" officeooo:paragraph-rsid="001d18ef"/>
    </style:style>
    <style:style style:name="P44" style:family="paragraph" style:parent-style-name="Heading_20_4">
      <style:text-properties officeooo:rsid="001c6140" officeooo:paragraph-rsid="001c6140"/>
    </style:style>
    <style:style style:name="P45" style:family="paragraph" style:parent-style-name="Heading_20_4">
      <style:text-properties officeooo:rsid="001dc10e" officeooo:paragraph-rsid="001dc10e"/>
    </style:style>
    <style:style style:name="P46" style:family="paragraph" style:parent-style-name="Heading_20_4">
      <style:text-properties officeooo:rsid="0022f409" officeooo:paragraph-rsid="0022f409"/>
    </style:style>
    <style:style style:name="P47" style:family="paragraph" style:parent-style-name="Heading_20_4">
      <style:text-properties officeooo:rsid="0022f409" officeooo:paragraph-rsid="00244986"/>
    </style:style>
    <style:style style:name="P48" style:family="paragraph" style:parent-style-name="Heading_20_4">
      <style:text-properties officeooo:rsid="0022f409" officeooo:paragraph-rsid="0023df93"/>
    </style:style>
    <style:style style:name="P49" style:family="paragraph" style:parent-style-name="Heading_20_4">
      <style:text-properties officeooo:rsid="0022f409" officeooo:paragraph-rsid="0026deda"/>
    </style:style>
    <style:style style:name="P50" style:family="paragraph" style:parent-style-name="Heading_20_4">
      <style:text-properties officeooo:rsid="0022f409" officeooo:paragraph-rsid="0024dee7"/>
    </style:style>
    <style:style style:name="P51" style:family="paragraph" style:parent-style-name="Heading_20_4">
      <style:text-properties officeooo:rsid="0022f409" officeooo:paragraph-rsid="0028d6f6"/>
    </style:style>
    <style:style style:name="P52" style:family="paragraph" style:parent-style-name="Heading_20_4">
      <style:text-properties officeooo:rsid="0022f409" officeooo:paragraph-rsid="00317cd6"/>
    </style:style>
    <style:style style:name="P53" style:family="paragraph" style:parent-style-name="Heading_20_4">
      <style:text-properties officeooo:rsid="0022f409" officeooo:paragraph-rsid="003364c4"/>
    </style:style>
    <style:style style:name="P54" style:family="paragraph" style:parent-style-name="Heading_20_4">
      <style:text-properties officeooo:rsid="002cb005" officeooo:paragraph-rsid="002cb005"/>
    </style:style>
    <style:style style:name="P55" style:family="paragraph" style:parent-style-name="Heading_20_4">
      <style:text-properties fo:font-variant="normal" fo:text-transform="none" fo:color="#232629" loext:opacity="100%" style:font-name="Liberation Sans" fo:font-size="13pt" fo:letter-spacing="normal" fo:font-style="italic" fo:font-weight="bold" officeooo:rsid="002cb005" officeooo:paragraph-rsid="002cb005" style:font-name-asian="Noto Sans CJK SC" style:font-size-asian="13pt" style:font-style-asian="italic" style:font-weight-asian="bold" style:font-name-complex="Lohit Devanagari1" style:font-size-complex="13pt" style:font-style-complex="italic" style:font-weight-complex="bold"/>
    </style:style>
    <style:style style:name="P56" style:family="paragraph" style:parent-style-name="Heading_20_4">
      <style:text-properties fo:font-variant="normal" fo:text-transform="none" fo:color="#232629" loext:opacity="100%" style:font-name="Liberation Sans" fo:font-size="13pt" fo:letter-spacing="normal" fo:font-style="italic" fo:font-weight="bold" officeooo:rsid="002df7a5" officeooo:paragraph-rsid="002df7a5" style:font-name-asian="Noto Sans CJK SC" style:font-size-asian="13pt" style:font-style-asian="italic" style:font-weight-asian="bold" style:font-name-complex="Lohit Devanagari1" style:font-size-complex="13pt" style:font-style-complex="italic" style:font-weight-complex="bold"/>
    </style:style>
    <style:style style:name="P57" style:family="paragraph" style:parent-style-name="Heading_20_4">
      <style:text-properties fo:font-variant="normal" fo:text-transform="none" fo:color="#232629" loext:opacity="100%" style:font-name="Liberation Mono" fo:font-size="10pt" fo:letter-spacing="normal" fo:font-style="normal" fo:font-weight="normal" officeooo:rsid="002bdabd" officeooo:paragraph-rsid="002df7a5" style:font-name-asian="Noto Sans Mono CJK SC" style:font-size-asian="10pt" style:font-name-complex="Liberation Mono" style:font-size-complex="10pt"/>
    </style:style>
    <style:style style:name="P58" style:family="paragraph" style:parent-style-name="Preformatted_20_Text">
      <style:text-properties officeooo:rsid="0023df93" officeooo:paragraph-rsid="0023df93"/>
    </style:style>
    <style:style style:name="P59" style:family="paragraph" style:parent-style-name="Preformatted_20_Text">
      <style:text-properties officeooo:rsid="0023df93" officeooo:paragraph-rsid="003364c4"/>
    </style:style>
    <style:style style:name="P60" style:family="paragraph" style:parent-style-name="Preformatted_20_Text">
      <style:text-properties officeooo:rsid="002bdabd" officeooo:paragraph-rsid="003364c4"/>
    </style:style>
    <style:style style:name="P61" style:family="paragraph" style:parent-style-name="Preformatted_20_Text">
      <style:text-properties fo:font-variant="normal" fo:text-transform="none" fo:color="#232629" loext:opacity="100%" style:font-name="ui-monospace" fo:font-size="9.75pt" fo:letter-spacing="normal" fo:font-style="normal" fo:font-weight="normal" officeooo:rsid="00194bc2" officeooo:paragraph-rsid="0028d6f6"/>
    </style:style>
    <style:style style:name="P62" style:family="paragraph" style:parent-style-name="Preformatted_20_Text">
      <style:text-properties fo:font-variant="normal" fo:text-transform="none" fo:color="#232629" loext:opacity="100%" style:font-name="Liberation Sans" fo:font-size="13pt" fo:letter-spacing="normal" fo:font-style="italic" style:text-underline-style="none" fo:font-weight="bold" officeooo:rsid="00336aeb" officeooo:paragraph-rsid="00336aeb" style:font-name-asian="Noto Sans CJK SC" style:font-size-asian="13pt" style:font-style-asian="italic" style:font-weight-asian="bold" style:font-name-complex="Lohit Devanagari1" style:font-size-complex="13pt" style:font-style-complex="italic" style:font-weight-complex="bold"/>
    </style:style>
    <style:style style:name="P63" style:family="paragraph" style:parent-style-name="Preformatted_20_Text">
      <style:text-properties fo:font-variant="normal" fo:text-transform="none" fo:color="#232629" loext:opacity="100%" style:font-name="Liberation Sans" fo:font-size="13pt" fo:letter-spacing="normal" fo:font-style="italic" style:text-underline-style="none" fo:font-weight="bold" officeooo:rsid="00336aeb" officeooo:paragraph-rsid="00349667" style:font-name-asian="Noto Sans CJK SC" style:font-size-asian="13pt" style:font-style-asian="italic" style:font-weight-asian="bold" style:font-name-complex="Lohit Devanagari1" style:font-size-complex="13pt" style:font-style-complex="italic" style:font-weight-complex="bold"/>
    </style:style>
    <style:style style:name="P64" style:family="paragraph" style:parent-style-name="Preformatted_20_Text">
      <style:text-properties fo:font-variant="normal" fo:text-transform="none" fo:color="#232629" loext:opacity="100%" style:font-name="Liberation Sans" fo:font-size="13pt" fo:letter-spacing="normal" fo:font-style="italic" fo:font-weight="bold" officeooo:rsid="00336aeb" officeooo:paragraph-rsid="00336aeb" style:font-name-asian="Noto Sans CJK SC" style:font-size-asian="13pt" style:font-style-asian="italic" style:font-weight-asian="bold" style:font-name-complex="Lohit Devanagari1" style:font-size-complex="13pt" style:font-style-complex="italic" style:font-weight-complex="bold"/>
    </style:style>
    <style:style style:name="P65" style:family="paragraph" style:parent-style-name="Preformatted_20_Text">
      <style:paragraph-properties fo:text-align="center" style:justify-single-word="false"/>
      <style:text-properties fo:font-variant="normal" fo:text-transform="none" fo:color="#232629" loext:opacity="100%" style:font-name="Liberation Sans" fo:font-size="18pt" fo:letter-spacing="normal" fo:font-style="normal" fo:font-weight="normal" officeooo:rsid="0022f409" officeooo:paragraph-rsid="002b4b8e" style:font-name-asian="Noto Sans CJK SC" style:font-size-asian="18pt" style:font-style-asian="normal" style:font-name-complex="Lohit Devanagari1" style:font-size-complex="18pt" style:font-style-complex="normal"/>
    </style:style>
    <style:style style:name="P66" style:family="paragraph" style:parent-style-name="Preformatted_20_Text">
      <style:paragraph-properties fo:text-align="center" style:justify-single-word="false"/>
      <style:text-properties fo:font-variant="normal" fo:text-transform="none" fo:color="#232629" loext:opacity="100%" style:font-name="Liberation Sans" fo:font-size="18pt" fo:letter-spacing="normal" fo:font-style="normal" style:text-underline-style="none" fo:font-weight="normal" officeooo:rsid="0022f409" officeooo:paragraph-rsid="003364c4" style:font-name-asian="Noto Sans CJK SC" style:font-size-asian="18pt" style:font-style-asian="normal" style:font-weight-asian="normal" style:font-name-complex="Lohit Devanagari1" style:font-size-complex="18pt" style:font-style-complex="normal" style:font-weight-complex="normal"/>
    </style:style>
    <style:style style:name="P67" style:family="paragraph" style:parent-style-name="Preformatted_20_Text">
      <style:text-properties officeooo:rsid="003364c4" officeooo:paragraph-rsid="00336aeb"/>
    </style:style>
    <style:style style:name="P68" style:family="paragraph" style:parent-style-name="Preformatted_20_Text">
      <style:text-properties officeooo:rsid="00336aeb" officeooo:paragraph-rsid="00336aeb"/>
    </style:style>
    <style:style style:name="P69" style:family="paragraph" style:parent-style-name="Preformatted_20_Text">
      <style:text-properties officeooo:rsid="00349667" officeooo:paragraph-rsid="00349667"/>
    </style:style>
    <style:style style:name="P70" style:family="paragraph" style:parent-style-name="Text_20_body">
      <style:text-properties fo:font-variant="normal" fo:text-transform="none" fo:color="#232629" loext:opacity="100%" style:font-name="Liberation Mono" fo:font-size="10pt" fo:letter-spacing="normal" fo:font-style="normal" fo:font-weight="normal" officeooo:rsid="002f3b5c" officeooo:paragraph-rsid="002f3b5c" style:font-name-asian="Noto Sans Mono CJK SC" style:font-size-asian="10pt" style:font-style-asian="italic" style:font-weight-asian="bold" style:font-name-complex="Liberation Mono" style:font-size-complex="10pt" style:font-style-complex="italic" style:font-weight-complex="bold"/>
    </style:style>
    <style:style style:name="P71" style:family="paragraph" style:parent-style-name="Text_20_body">
      <style:text-properties fo:font-variant="normal" fo:text-transform="none" fo:color="#232629" loext:opacity="100%" style:font-name="Liberation Sans" fo:font-size="13pt" fo:letter-spacing="normal" fo:font-style="italic" style:text-underline-style="none" fo:font-weight="bold" officeooo:rsid="00244986" officeooo:paragraph-rsid="002df7a5" style:font-name-asian="Noto Sans CJK SC" style:font-size-asian="13pt" style:font-style-asian="italic" style:font-weight-asian="bold" style:font-name-complex="Lohit Devanagari1" style:font-size-complex="13pt" style:font-style-complex="italic" style:font-weight-complex="bold"/>
    </style:style>
    <style:style style:name="P72" style:family="paragraph" style:parent-style-name="Text_20_body">
      <style:text-properties fo:font-variant="normal" fo:text-transform="none" fo:color="#232629" loext:opacity="100%" style:font-name="Liberation Sans" fo:font-size="13pt" fo:letter-spacing="normal" fo:font-style="italic" fo:font-weight="bold" officeooo:rsid="00244986" officeooo:paragraph-rsid="002df7a5" style:font-name-asian="Noto Sans CJK SC" style:font-size-asian="13pt" style:font-style-asian="italic" style:font-weight-asian="bold" style:font-name-complex="Lohit Devanagari1" style:font-size-complex="13pt" style:font-style-complex="italic" style:font-weight-complex="bold"/>
    </style:style>
    <style:style style:name="P73" style:family="paragraph" style:parent-style-name="Text_20_body">
      <style:text-properties officeooo:rsid="00317cd6" officeooo:paragraph-rsid="00317cd6"/>
    </style:style>
    <style:style style:name="T1" style:family="text">
      <style:text-properties officeooo:rsid="00190ce3"/>
    </style:style>
    <style:style style:name="T2" style:family="text">
      <style:text-properties officeooo:rsid="001a4e4a"/>
    </style:style>
    <style:style style:name="T3" style:family="text">
      <style:text-properties fo:font-weight="bold" style:font-weight-asian="bold" style:font-weight-complex="bold"/>
    </style:style>
    <style:style style:name="T4" style:family="text">
      <style:text-properties fo:font-weight="bold" style:font-style-asian="italic" style:font-weight-asian="bold" style:font-style-complex="italic" style:font-weight-complex="bold"/>
    </style:style>
    <style:style style:name="T5" style:family="text">
      <style:text-properties fo:font-weight="bold" officeooo:rsid="002bdabd" style:font-style-asian="italic" style:font-weight-asian="bold" style:font-style-complex="italic" style:font-weight-complex="bold"/>
    </style:style>
    <style:style style:name="T6" style:family="text">
      <style:text-properties fo:font-weight="bold" fo:background-color="#ffff00" loext:char-shading-value="0" style:font-style-asian="italic" style:font-weight-asian="bold" style:font-style-complex="italic" style:font-weight-complex="bold"/>
    </style:style>
    <style:style style:name="T7" style:family="text">
      <style:text-properties officeooo:rsid="00211212"/>
    </style:style>
    <style:style style:name="T8" style:family="text">
      <style:text-properties officeooo:rsid="0023df93"/>
    </style:style>
    <style:style style:name="T9" style:family="text">
      <style:text-properties officeooo:rsid="00244986"/>
    </style:style>
    <style:style style:name="T10" style:family="text">
      <style:text-properties officeooo:rsid="0024dee7"/>
    </style:style>
    <style:style style:name="T11" style:family="text">
      <style:text-properties style:font-name="Liberation Mono" fo:font-size="10pt" style:font-name-asian="Noto Sans Mono CJK SC" style:font-size-asian="10pt" style:font-name-complex="Liberation Mono" style:font-size-complex="10pt"/>
    </style:style>
    <style:style style:name="T12" style:family="text">
      <style:text-properties style:font-name="Liberation Mono" fo:font-size="10pt" officeooo:rsid="0024dee7" style:font-name-asian="Noto Sans Mono CJK SC" style:font-size-asian="10pt" style:font-name-complex="Liberation Mono" style:font-size-complex="10pt"/>
    </style:style>
    <style:style style:name="T13" style:family="text">
      <style:text-properties style:font-name="Liberation Mono" fo:font-size="10pt" officeooo:rsid="00258041" style:font-name-asian="Noto Sans Mono CJK SC" style:font-size-asian="10pt" style:font-name-complex="Liberation Mono" style:font-size-complex="10pt"/>
    </style:style>
    <style:style style:name="T14" style:family="text">
      <style:text-properties style:font-name="Liberation Mono" fo:font-size="10pt" officeooo:rsid="002cb005" style:font-name-asian="Noto Sans Mono CJK SC" style:font-size-asian="10pt" style:font-name-complex="Liberation Mono" style:font-size-complex="10pt"/>
    </style:style>
    <style:style style:name="T15" style:family="text">
      <style:text-properties style:font-name="Liberation Mono" fo:font-size="10pt" officeooo:rsid="003364c4" style:font-name-asian="Noto Sans Mono CJK SC" style:font-size-asian="10pt" style:font-name-complex="Liberation Mono" style:font-size-complex="10pt"/>
    </style:style>
    <style:style style:name="T16" style:family="text">
      <style:text-properties officeooo:rsid="00258041"/>
    </style:style>
    <style:style style:name="T17" style:family="text">
      <style:text-properties officeooo:rsid="0026deda"/>
    </style:style>
    <style:style style:name="T18" style:family="text">
      <style:text-properties officeooo:rsid="0028d6f6"/>
    </style:style>
    <style:style style:name="T19" style:family="text">
      <style:text-properties fo:font-variant="normal" fo:text-transform="none" fo:color="#232629" loext:opacity="100%" style:font-name="apple-system" fo:font-size="11.25pt" fo:letter-spacing="normal" fo:font-style="normal" fo:font-weight="normal"/>
    </style:style>
    <style:style style:name="T20" style:family="text">
      <style:text-properties fo:font-variant="normal" fo:text-transform="none" fo:color="#232629" loext:opacity="100%" style:font-name="apple-system" fo:font-size="11.25pt" fo:letter-spacing="normal" fo:font-style="normal" fo:font-weight="normal" officeooo:rsid="002b4b89"/>
    </style:style>
    <style:style style:name="T21" style:family="text">
      <style:text-properties fo:font-variant="normal" fo:text-transform="none" fo:color="#232629" loext:opacity="100%" style:font-name="var ff-mono" fo:letter-spacing="normal" fo:font-style="normal" fo:font-weight="normal" loext:padding="0cm" loext:border="none"/>
    </style:style>
    <style:style style:name="T22" style:family="text">
      <style:text-properties fo:font-variant="normal" fo:text-transform="none" fo:color="#232629" loext:opacity="100%" fo:letter-spacing="normal"/>
    </style:style>
    <style:style style:name="T23" style:family="text">
      <style:text-properties fo:font-variant="normal" fo:text-transform="none" fo:color="#232629" loext:opacity="100%" style:font-name="Liberation Sans" fo:font-size="13pt" fo:letter-spacing="normal" fo:font-style="italic" fo:font-weight="bold" style:font-name-asian="Noto Sans CJK SC" style:font-size-asian="13pt" style:font-style-asian="italic" style:font-weight-asian="bold" style:font-name-complex="Lohit Devanagari1" style:font-size-complex="13pt" style:font-style-complex="italic" style:font-weight-complex="bold"/>
    </style:style>
    <style:style style:name="T24" style:family="text">
      <style:text-properties fo:font-variant="normal" fo:text-transform="none" fo:color="#232629" loext:opacity="100%" style:font-name="Liberation Sans" fo:font-size="13pt" fo:letter-spacing="normal" fo:font-style="italic" fo:font-weight="bold" officeooo:rsid="002cb005" style:font-name-asian="Noto Sans CJK SC" style:font-size-asian="13pt" style:font-style-asian="italic" style:font-weight-asian="bold" style:font-name-complex="Lohit Devanagari1" style:font-size-complex="13pt" style:font-style-complex="italic" style:font-weight-complex="bold"/>
    </style:style>
    <style:style style:name="T25" style:family="text">
      <style:text-properties fo:font-variant="normal" fo:text-transform="none" fo:color="#232629" loext:opacity="100%" style:font-name="Liberation Sans" fo:font-size="13pt" fo:letter-spacing="normal" fo:font-style="italic" fo:font-weight="normal" style:font-name-asian="Noto Sans CJK SC" style:font-size-asian="13pt" style:font-style-asian="italic" style:font-weight-asian="normal" style:font-name-complex="Lohit Devanagari1" style:font-size-complex="13pt" style:font-style-complex="italic" style:font-weight-complex="normal"/>
    </style:style>
    <style:style style:name="T26" style:family="text">
      <style:text-properties fo:font-variant="normal" fo:text-transform="none" fo:color="#232629" loext:opacity="100%" style:font-name="ui-monospace" fo:font-size="9.75pt" fo:letter-spacing="normal" fo:font-style="normal" fo:font-weight="normal" officeooo:rsid="00194bc2"/>
    </style:style>
    <style:style style:name="T27" style:family="text">
      <style:text-properties officeooo:rsid="002bdabd"/>
    </style:style>
    <style:style style:name="T28" style:family="text">
      <style:text-properties officeooo:rsid="002cb005"/>
    </style:style>
    <style:style style:name="T29" style:family="text">
      <style:text-properties officeooo:rsid="002d706b"/>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2d706b"/>
    </style:style>
    <style:style style:name="T32" style:family="text">
      <style:text-properties style:font-style-asian="italic" style:font-weight-asian="bold" style:font-style-complex="italic" style:font-weight-complex="bold"/>
    </style:style>
    <style:style style:name="T33" style:family="text">
      <style:text-properties style:font-style-asian="italic" style:font-weight-asian="normal" style:font-style-complex="italic" style:font-weight-complex="normal"/>
    </style:style>
    <style:style style:name="T34" style:family="text">
      <style:text-properties officeooo:rsid="00317cd6"/>
    </style:style>
    <style:style style:name="T35" style:family="text">
      <style:text-properties officeooo:rsid="003364c4"/>
    </style:style>
    <style:style style:name="T36" style:family="text">
      <style:text-properties officeooo:rsid="003496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as de Linux</text:p>
      <text:p text:style-name="P2"/>
      <text:p text:style-name="Subtitle">MySQL</text:p>
      <text:h text:style-name="Heading_20_4" text:outline-level="4"><text:span text:style-name="T1">C</text:span>hequear <text:span text:style-name="T1">estado</text:span> del servidor.</text:h>
      <text:p text:style-name="P4">sudo <text:span text:style-name="T2">systemctl status</text:span> <text:span text:style-name="T2">mysql.service</text:span></text:p>
      <text:p text:style-name="Text_20_body"/>
      <text:h text:style-name="P39" text:outline-level="4">Iniciar servicio</text:h>
      <text:p text:style-name="P1">sudo service mysql start</text:p>
      <text:p text:style-name="P1"/>
      <text:h text:style-name="P39" text:outline-level="4">Parar servicio</text:h>
      <text:p text:style-name="P1">sudo service mysql stop</text:p>
      <text:p text:style-name="P1"/>
      <text:h text:style-name="P39" text:outline-level="4">Reiniciar servicio</text:h>
      <text:p text:style-name="P1">sudo <text:span text:style-name="T2">systemctl r</text:span>estart <text:span text:style-name="T2">mysql.service</text:span></text:p>
      <text:p text:style-name="P1"/>
      <text:h text:style-name="P40" text:outline-level="4">Abir consola</text:h>
      <text:p text:style-name="P3">mysql -uroot -p</text:p>
      <text:p text:style-name="P5">(Ingresar el password, ej: “<text:span text:style-name="T7">root</text:span>”)</text:p>
      <text:p text:style-name="P5"/>
      <text:h text:style-name="P41" text:outline-level="4">Detiene todos los servicios</text:h>
      <text:p text:style-name="P6">sudo systemctl stop mysql.service<text:tab/></text:p>
      <text:p text:style-name="P6"/>
      <text:h text:style-name="P41" text:outline-level="4">Para iniciar sin chequeo de pass</text:h>
      <text:p text:style-name="P6">sudo systemctl set-environment MYSQLD_OPTS="--skip-networking –skip-grant-tables"</text:p>
      <text:p text:style-name="P6"/>
      <text:p text:style-name="P6"/>
      <text:p text:style-name="P6"/>
      <text:p text:style-name="P11">cUrl</text:p>
      <text:h text:style-name="P42" text:outline-level="4">¿Qué es el comando curl?</text:h>
      <text:p text:style-name="P7">curl (abreviatura de "Client URL") es una herramienta de línea de comandos que permite la transferencia de datos a través de varios protocolos de red. Se comunica con un servidor web o de aplicaciones especificando una URL relevante y los datos que deben enviarse o recibirse.</text:p>
      <text:p text:style-name="P7"/>
      <text:p text:style-name="P7"/>
      <text:h text:style-name="P44" text:outline-level="4">Imprimir</text:h>
      <text:p text:style-name="P10">Echo</text:p>
      <text:p text:style-name="P10"/>
      <text:p text:style-name="P10"/>
      <text:p text:style-name="P8"/>
      <text:p text:style-name="P15"><text:soft-page-break/>GitFlow</text:p>
      <text:p text:style-name="P16">https://www.youtube.com/watch?v=WQuxeEvaCxs&amp;ab_channel=CameronMcKenzie</text:p>
      <text:h text:style-name="P43" text:outline-level="4">Inicialización</text:h>
      <text:p text:style-name="P8">Comience a usar git-flow inicializándolo desde dentro de un repositorio git existente: <text:span text:style-name="T3">git flow init</text:span></text:p>
      <text:p text:style-name="P8">Deberá contestar algunas preguntas relacionadas con las convenciones de nombres para las ramas. Se recomienda utilizar los valores predeterminados.</text:p>
      <text:p text:style-name="P8"/>
      <text:p text:style-name="P8"/>
      <text:h text:style-name="P45" text:outline-level="4">Crear feature branch</text:h>
      <text:p text:style-name="P14">git flow feature start feature_branch</text:p>
      <text:p text:style-name="P14"/>
      <text:p text:style-name="P14"/>
      <text:h text:style-name="P45" text:outline-level="4">Terminar con la feature branch</text:h>
      <text:p text:style-name="P14">git flow feature finish feature_branch</text:p>
      <text:p text:style-name="P14"/>
      <text:p text:style-name="P14"/>
      <text:p text:style-name="P12"/>
      <text:p text:style-name="P18">Docker</text:p>
      <text:h text:style-name="P46" text:outline-level="4">Imagen</text:h>
      <text:p text:style-name="P19">Es análoga a una clase de POO. <text:span text:style-name="T17">Son templates o definiciones de un sistema o una aplicación</text:span></text:p>
      <text:h text:style-name="P46" text:outline-level="4">Contenedor</text:h>
      <text:p text:style-name="P19">Es análogo a u<text:span text:style-name="T17">n</text:span> objeto. <text:span text:style-name="T17">Es la</text:span> instancia de la imagen.</text:p>
      <text:h text:style-name="P54" text:outline-level="4">Volume</text:h>
      <text:p text:style-name="P20"><text:span text:style-name="T28">S</text:span>on los repositorios donde persistimos los datos de nuestros containers más allá de la elimunación de los mismos.</text:p>
      <text:p text:style-name="P38"/>
      <text:h text:style-name="P47" text:outline-level="4">docker <text:span text:style-name="T9">pull</text:span> + nombre de la imagen <text:span text:style-name="T9">de docker hub</text:span></text:h>
      <text:p text:style-name="P25"><text:span text:style-name="T34">Descarga</text:span> la imagen <text:span text:style-name="T34">(pero no la corre). Se le puede agregar un tag por ejemplo de la versión que quiero descargar. Ej docker pull MYSQL:latest</text:span></text:p>
      <text:h text:style-name="P47" text:outline-level="4">docker run -it + nombre de la imagen</text:h>
      <text:p text:style-name="P19">Corre la imagen <text:span text:style-name="T34">que se convierte en </text:span><text:span text:style-name="T16">un contenedor nuevo. </text:span><text:span text:style-name="T34">Si no la tengo descargada la descarga. </text:span><text:span text:style-name="T35">Ejecuta un contenedor nuevo a partir de una imagen</text:span></text:p>
      <text:h text:style-name="P46" text:outline-level="4">docker ps</text:h>
      <text:p text:style-name="P17">Lista los contenedores activos<text:tab/></text:p>
      <text:p text:style-name="P17"/>
      <text:h text:style-name="P46" text:outline-level="4">docker ps --all</text:h>
      <text:p text:style-name="P17">Lista todos los contenedores (activos y no activos)</text:p>
      <text:p text:style-name="P17"/>
      <text:h text:style-name="P48" text:outline-level="4"><text:soft-page-break/>docker ps <text:span text:style-name="T8">| grep ‘alpine’ (o la imagen que quiero)</text:span></text:h>
      <text:p text:style-name="P21">Me trae las lineas de ese contenedor solamente</text:p>
      <text:p text:style-name="P21"/>
      <text:h text:style-name="P48" text:outline-level="4">docker ps -<text:span text:style-name="T8">a | grep ‘</text:span><text:span text:style-name="T9">nombre_de_la_imagen’</text:span></text:h>
      <text:p text:style-name="P21">Me trae las lineas todos los contenedores con ese nombre</text:p>
      <text:p text:style-name="P21"/>
      <text:h text:style-name="P49" text:outline-level="4">docker <text:span text:style-name="T17">images</text:span></text:h>
      <text:p text:style-name="P24">Lista las im<text:span text:style-name="T11">ágenes que hemos descargado en nuestro equipo local</text:span></text:p>
      <text:p text:style-name="P21"/>
      <text:h text:style-name="P52" text:outline-level="4">docker <text:span text:style-name="T17">images </text:span><text:span text:style-name="T34">| head<text:tab/></text:span></text:h>
      <text:p text:style-name="P73">Muestra las primeras imágenes</text:p>
      <text:h text:style-name="P52" text:outline-level="4">docker <text:span text:style-name="T34">logs + id_contenedor<text:tab/></text:span></text:h>
      <text:p text:style-name="P73">Muestra los logs del contenedor</text:p>
      <text:p text:style-name="P21"/>
      <text:h text:style-name="P47" text:outline-level="4">docker <text:span text:style-name="T8">exec -it + </text:span><text:span text:style-name="T9">Id_del_contenedor</text:span><text:span text:style-name="T8"> + sh</text:span></text:h>
      <text:p text:style-name="P59"><text:span text:style-name="T28">Entra </text:span>el contenedor con ese id <text:span text:style-name="T16">(</text:span><text:span text:style-name="T35">es distinto al docker run porque ejecuta un comando dentro de un contenedor que ya est</text:span><text:span text:style-name="T15">á corriendo en cambio docker run ejecuta un contenedor nuevo a partir de una imagen). E</text:span><text:span text:style-name="T16">l contenedor ya est</text:span><text:span text:style-name="T13">á creado y </text:span><text:span text:style-name="T14">entra</text:span><text:span text:style-name="T16">). -</text:span><text:span text:style-name="T35">it significa que crea una sesi</text:span><text:span text:style-name="T15">ón interactiva y emula una terminal por lo <text:s/>que puedo ejecutar pemplo una sh (una shell) y poder haacer <text:s/>por ejemplo ls</text:span></text:p>
      <text:p text:style-name="P21"/>
      <text:h text:style-name="P47" text:outline-level="4">docker <text:span text:style-name="T9">rm</text:span><text:span text:style-name="T8"> + </text:span><text:span text:style-name="T9">Id_del_contenedor</text:span></text:h>
      <text:p text:style-name="P22"><text:span text:style-name="T9">Elimina </text:span>el contenedor con ese id</text:p>
      <text:p text:style-name="P22"/>
      <text:h text:style-name="P53" text:outline-level="4">docker <text:span text:style-name="T27">start</text:span> <text:span text:style-name="T18">+ nombre_</text:span><text:span text:style-name="T27">contenedor</text:span></text:h>
      <text:p text:style-name="P60">Corre el contenedor</text:p>
      <text:h text:style-name="P53" text:outline-level="4">docker <text:span text:style-name="T9">stop</text:span><text:span text:style-name="T8">+ </text:span><text:span text:style-name="T9">Id_del_contenedor</text:span></text:h>
      <text:p text:style-name="P22"><text:span text:style-name="T9">Detiene </text:span>el contenedor con ese id</text:p>
      <text:p text:style-name="P21"/>
      <text:h text:style-name="P50" text:outline-level="4">docker <text:span text:style-name="T9">rm</text:span><text:span text:style-name="T10">i</text:span><text:span text:style-name="T8"> + </text:span><text:span text:style-name="T10">nombre_imagen</text:span></text:h>
      <text:p text:style-name="P23"><text:span text:style-name="T9">Elimina </text:span><text:span text:style-name="T10">im</text:span><text:span text:style-name="T12">á</text:span><text:span text:style-name="T10">genes</text:span></text:p>
      <text:p text:style-name="P23"/>
      <text:p text:style-name="P23"/>
      <text:h text:style-name="P51" text:outline-level="4">docker volume create <text:span text:style-name="T18">+ nombre</text:span></text:h>
      <text:p text:style-name="P37">Crea un volumen de docker</text:p>
      <text:p text:style-name="P61"/>
      <text:h text:style-name="P55" text:outline-level="4">Crear contenedores</text:h>
      <text:p text:style-name="P31">docker run --name mysql-container -e MYSQL_ROOT_PASSWORD=root -e MYSQL_USER=usuario -e MYSQL_PASSWORD=123456 -d -p 3307:330<text:span text:style-name="T29">6</text:span> -v mysql_data:/var/lib/mysql mysql:latest</text:p>
      <text:p text:style-name="P27"/>
      <text:p text:style-name="P27"/>
      <text:p text:style-name="P36"><text:span text:style-name="T29">A</text:span>cá el problema es... vos le estas diciendo al container... "che todo lo que vos tengas en el puerto 3307 mandalo al 3307 de mi maquina" pero el 3307 del container no <text:soft-page-break/>tiene nada... entonces vos le tendrias que decir... "che todo lo que vos tengas en el puerto 3306 mandalo al 3307 de mi maquina"... se entiende la diferencia? es como esperar que te pasen un sandwich por la puerta cuando se atiende por la ventana</text:p>
      <text:p text:style-name="P36"><text:span text:style-name="T31">E</text:span><text:span text:style-name="T30">ntonces</text:span>... cuando vos hacer el docker run... le pasas -p 3307:3306</text:p>
      <text:p text:style-name="P27"/>
      <text:h text:style-name="P55" text:outline-level="4">Ejecutar contenedores</text:h>
      <text:p text:style-name="P31">docker exec -it mysql-container mysql -uroot -proot</text:p>
      <text:p text:style-name="P65"/>
      <text:p text:style-name="P66"><text:span text:style-name="T30">Escribiendo</text:span> un Dockerfile<text:tab/></text:p>
      <text:p text:style-name="P68"><text:span text:style-name="T24"/></text:p>
      <text:p text:style-name="P68"><text:span text:style-name="T24">A</text:span><text:span text:style-name="T23">brir un dockerfile</text:span></text:p>
      <text:p text:style-name="P67">vim Dockerfile</text:p>
      <text:p text:style-name="P67"/>
      <text:p text:style-name="P68">ejemplo:</text:p>
      <text:p text:style-name="P68"/>
      <text:p text:style-name="P68">FROM node:12.22.1-alpine3.11</text:p>
      <text:p text:style-name="P68">WORKDIR /app</text:p>
      <text:p text:style-name="P68">COPY . .</text:p>
      <text:p text:style-name="P68">RUN yarn install –production</text:p>
      <text:p text:style-name="P68">CMD [“node”, “app/src/index.js”]</text:p>
      <text:p text:style-name="P68"/>
      <text:p text:style-name="P64">Construir un contenedor</text:p>
      <text:p text:style-name="P68">docker build -t +nombre_que_quiera</text:p>
      <text:p text:style-name="P68"/>
      <text:p text:style-name="P62">Correr la imagen</text:p>
      <text:p text:style-name="P68">docker run + nombre_imagen</text:p>
      <text:p text:style-name="P63"/>
      <text:p text:style-name="P63">Correr <text:span text:style-name="T36">el contenedor accediendo a un puerto</text:span></text:p>
      <text:p text:style-name="P69">docker run -dp 3000:3000 + nombre</text:p>
      <text:p text:style-name="P13"/>
      <text:p text:style-name="P9"/>
      <text:p text:style-name="P9"/>
      <text:p text:style-name="P9"><text:span text:style-name="T20">Y</text:span><text:span text:style-name="T19">ou may find out which process is currently using port </text:span><text:span text:style-name="Source_20_Text"><text:span text:style-name="T21">3306</text:span></text:span><text:span text:style-name="T22"> </text:span><text:span text:style-name="T19">by executing</text:span></text:p>
      <text:p text:style-name="P26">netstat -lntep |grep 3306</text:p>
      <text:p text:style-name="P30"/>
      <text:p text:style-name="P30"/>
      <text:p text:style-name="P28"/>
      <text:h text:style-name="P56" text:outline-level="4">Crear conexión a Workbench</text:h>
      <text:h text:style-name="P57" text:outline-level="4"><text:span text:style-name="T32">Creo volumen con </text:span><text:span text:style-name="T4">docker volume create + nombre;</text:span></text:h>
      <text:p text:style-name="P33"><text:span text:style-name="T32">Bajo imagen de mysql con </text:span><text:span text:style-name="T4">docker pull + nombre de la imagen de docker hub</text:span><text:span text:style-name="T33">;</text:span></text:p>
      <text:p text:style-name="P34"><text:span text:style-name="T32">Creo un contenedor con el nombre que quiero y los puertos que quiero por ejemplo 3307:3306. Uso para esto el comando </text:span><text:span text:style-name="T4">docker run --name </text:span><text:span text:style-name="T6">my-mysql-instance</text:span><text:span text:style-name="T4"> -p </text:span><text:span text:style-name="T6">3306:3306</text:span><text:span text:style-name="T4"> -e MYSQL_ROOT_PASSWORD=root -d mysql:latest</text:span><text:span text:style-name="T32">;</text:span></text:p>
      <text:p text:style-name="P34"><text:span text:style-name="T32">Verificar que el contenedor funciones con </text:span><text:span text:style-name="T4">docker ps -a</text:span><text:span text:style-name="T33">;</text:span></text:p>
      <text:p text:style-name="P35"><text:span text:style-name="T32">Ejecutar el siguiente comando para trabajar dentro del container d</text:span><text:span text:style-name="T4">ocker exec -it nombre_container bash </text:span><text:span text:style-name="T33">o </text:span><text:span text:style-name="T5">docker exec -it mysql-container mysql -uroot -proot</text:span></text:p>
      <text:p text:style-name="P35"><text:span text:style-name="T33">Puedo realizar consultas en el CLI de MySQL con este comando </text:span><text:span text:style-name="T4">mysql -u root -p;</text:span></text:p>
      <text:p text:style-name="P35"><text:span text:style-name="T33">Para conectarme a WORKBENCH puedo ejecutar el siguiente comando (sin la parte de persist security ya que no anda)</text:span><text:span text:style-name="T4"> server=localhost;port=3306;user=root;password=root;Persist Security Info=False;</text:span></text:p>
      <text:p text:style-name="P70"><text:soft-page-break/>Luego entro al WORKBENCH y creo una nueva conexión usando usuario root, pass root y puerto 3307 en mi caso.</text:p>
      <text:p text:style-name="P35"><text:span text:style-name="T32">Creo una BD de prueba y veo si está en mi contenedor con el comando </text:span><text:span text:style-name="T4">SHOW DATABASES;</text:span></text:p>
      <text:p text:style-name="P71"/>
      <text:p text:style-name="P72"/>
      <text:p text:style-name="P72"/>
      <text:p text:style-name="P32"/>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style:font-face style:name="Slack-Lato" svg:font-family="Slack-Lato, Slack-Fractions, appleLogo, sans-serif"/>
    <style:font-face style:name="apple-system" svg:font-family="apple-system, BlinkMacSystemFont, 'Segoe UI Adjusted', 'Segoe UI', 'Liberation Sans', sans-serif"/>
    <style:font-face style:name="ui-monospace" svg:font-family="ui-monospace, 'Cascadia Mono', 'Segoe UI Mono', 'Liberation Mono', Menlo, Monaco, Consolas, monospace"/>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28:39.296912819</meta:creation-date>
    <dc:date>2023-04-02T14:32:43.405682987</dc:date>
    <meta:editing-duration>PT7H15M58S</meta:editing-duration>
    <meta:editing-cycles>10</meta:editing-cycles>
    <meta:generator>LibreOffice/7.3.7.2$Linux_X86_64 LibreOffice_project/30$Build-2</meta:generator>
    <meta:document-statistic meta:table-count="0" meta:image-count="0" meta:object-count="0" meta:page-count="5" meta:paragraph-count="101" meta:word-count="835" meta:character-count="5280" meta:non-whitespace-character-count="4543"/>
  </office:meta>
</office:document-meta>
</file>